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764cm" fo:margin-left="0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5.293cm" fo:margin-left="0cm" table:align="left" style:writing-mode="lr-tb"/>
    </style:style>
    <style:style style:name="Tabela2.A" style:family="table-column">
      <style:table-column-properties style:column-width="4.763cm"/>
    </style:style>
    <style:style style:name="Tabela2.B" style:family="table-column">
      <style:table-column-properties style:column-width="10.53cm"/>
    </style:style>
    <style:style style:name="Tabela2.A1" style:family="table-cell">
      <style:table-cell-properties style:vertical-align="top" fo:background-color="#d9d9d9" fo:padding="0.176cm" fo:border="0.018cm solid #000000">
        <style:background-image/>
      </style:table-cell-properties>
    </style:style>
    <style:style style:name="Tabela2.A2" style:family="table-cell">
      <style:table-cell-properties style:vertical-align="top" fo:padding="0.176cm" fo:border="0.018cm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8.255cm"/>
    </style:style>
    <style:style style:name="Tabela3.A1" style:family="table-cell">
      <style:table-cell-properties style:vertical-align="top" fo:background-color="#d9d9d9" fo:padding="0.176cm" fo:border="0.035cm solid #000000">
        <style:background-image/>
      </style:table-cell-properties>
    </style:style>
    <style:style style:name="Tabela3.A2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margin-top="0cm" fo:margin-bottom="1.27cm"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7" style:family="paragraph" style:parent-style-name="Standard">
      <style:paragraph-properties fo:margin-left="0cm" fo:margin-right="0cm" fo:margin-top="0cm" fo:margin-bottom="0.212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.212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line-height="100%" fo:text-align="center" style:justify-single-word="false" fo:break-before="page" style:writing-mode="lr-tb"/>
    </style:style>
    <style:style style:name="P12" style:family="paragraph" style:parent-style-name="Standard">
      <style:paragraph-properties fo:margin-left="0.159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13" style:family="paragraph" style:parent-style-name="Standard">
      <style:paragraph-properties fo:margin-left="1.27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14" style:family="paragraph" style:parent-style-name="Standard">
      <style:paragraph-properties fo:margin-top="0cm" fo:margin-bottom="0.212cm"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15" style:family="paragraph" style:parent-style-name="Standard">
      <style:paragraph-properties fo:margin-top="0cm" fo:margin-bottom="0.212cm" fo:line-height="100%" fo:break-before="auto" fo:break-after="auto" style:writing-mode="lr-tb"/>
    </style:style>
    <style:style style:name="P16" style:family="paragraph" style:parent-style-name="Standard">
      <style:paragraph-properties fo:margin-top="0cm" fo:margin-bottom="0.212cm" fo:line-height="100%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20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margin-left="1.27cm" fo:margin-right="0cm" fo:margin-top="0cm" fo:margin-bottom="0.212cm" fo:line-height="100%" fo:text-indent="1.27cm" style:auto-text-indent="false" fo:break-before="auto" fo:break-after="auto" style:writing-mode="lr-tb"/>
    </style:style>
    <style:style style:name="P22" style:family="paragraph" style:parent-style-name="Standard" style:master-page-name="Standard">
      <style:paragraph-properties fo:margin-top="1.27cm" fo:margin-bottom="0cm" fo:line-height="100%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.212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fo:background-color="#e5e5e5" style:font-name-asian="Times New Roman" style:font-style-asian="normal" style:font-weight-asian="bold" style:font-name-complex="Times New Roman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Heading_20_1">
      <style:paragraph-properties fo:line-height="100%" fo:break-before="auto" fo:break-after="auto" style:writing-mode="lr-tb"/>
    </style:style>
    <style:style style:name="P32" style:family="paragraph" style:parent-style-name="Heading_20_1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33" style:family="paragraph" style:parent-style-name="Heading_20_2">
      <style:paragraph-properties fo:margin-left="0.159cm" fo:margin-right="0cm" fo:line-height="100%" fo:text-indent="1.111cm" style:auto-text-indent="false" fo:break-before="auto" fo:break-after="auto" style:writing-mode="lr-tb"/>
    </style:style>
    <style:style style:name="P34" style:family="paragraph" style:parent-style-name="Heading_20_2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35" style:family="paragraph" style:parent-style-name="Heading_20_2">
      <style:paragraph-properties fo:margin-left="0cm" fo:margin-right="0cm" fo:line-height="100%" fo:text-indent="0cm" style:auto-text-indent="false" fo:break-before="auto" fo:break-after="auto" style:writing-mode="lr-tb"/>
    </style:style>
    <style:style style:name="P36" style:family="paragraph" style:parent-style-name="Heading_20_2">
      <style:paragraph-properties fo:line-height="100%" fo:break-before="auto" fo:break-after="auto" style:writing-mode="lr-tb"/>
    </style:style>
    <style:style style:name="P37" style:family="paragraph" style:parent-style-name="Heading_20_3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38" style:family="paragraph" style:parent-style-name="Heading_20_3">
      <style:paragraph-properties fo:margin-left="0cm" fo:margin-right="0cm" fo:line-height="100%" fo:text-indent="1.27cm" style:auto-text-indent="false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8pt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FG</text:p>
      <text:p text:style-name="P5"/>
      <text:p text:style-name="P5"/>
      <text:p text:style-name="P3"><text:span text:style-name="T1">Sistema</text:span><text:span text:style-name="T1"> </text:span><text:span text:style-name="T1">de</text:span><text:span text:style-name="T1"> </text:span><text:span text:style-name="T1">Vendas</text:span><text:span text:style-name="T1"> </text:span><text:span text:style-name="T1">e</text:span><text:span text:style-name="T1"> </text:span><text:span text:style-name="T1">Reserva</text:span><text:span text:style-name="T1"> </text:span><text:span text:style-name="T1">de</text:span><text:span text:style-name="T1"> </text:span><text:span text:style-name="T1">Ingressos</text:span><text:span text:style-name="T1"> - </text:span><text:span text:style-name="T1">SVRI</text:span></text:p>
      <text:p text:style-name="P5"/>
      <text:p text:style-name="P5"/>
      <text:p text:style-name="P3"><text:span text:style-name="T1">Plan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e</text:span><text:span text:style-name="T1"> </text:span><text:span text:style-name="T1">Configuração</text:span></text:p>
      <text:p text:style-name="P3"/>
      <text:p text:style-name="P3"><text:span text:style-name="T2">Versão</text:span><text:span text:style-name="T2"> 1.0</text:span></text:p>
      <text:p text:style-name="P4"/>
      <text:p text:style-name="P4"/>
      <text:p text:style-name="P4"/>
      <text:p text:style-name="P4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Histórico</text:span><text:span text:style-name="T1"> </text:span><text:span text:style-name="T1">da</text:span><text:span text:style-name="T1"> </text:span><text:span text:style-name="T1">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4">Descrição</text:p>
          </table:table-cell>
          <table:table-cell table:style-name="Tabela1.A1" office:value-type="string">
            <text:p text:style-name="P24">Autor</text:p>
          </table:table-cell>
        </table:table-row>
        <table:table-row>
          <table:table-cell table:style-name="Tabela1.A1" office:value-type="string">
            <text:p text:style-name="P25">04/05/2015</text:p>
          </table:table-cell>
          <table:table-cell table:style-name="Tabela1.A1" office:value-type="string">
            <text:p text:style-name="P25">1.0</text:p>
          </table:table-cell>
          <table:table-cell table:style-name="Tabela1.A1" office:value-type="string">
            <text:p text:style-name="P7"><text:span text:style-name="T4">Terminado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Gerencimaneto</text:span><text:span text:style-name="T4"> </text:span><text:span text:style-name="T4">da</text:span><text:span text:style-name="T4"> </text:span><text:span text:style-name="T4">Configuração</text:span><text:span text:style-name="T4"> </text:span><text:span text:style-name="T4">e</text:span><text:span text:style-name="T4"> </text:span><text:span text:style-name="T4">liberado</text:span><text:span text:style-name="T4"> </text:span><text:span text:style-name="T4">para</text:span><text:span text:style-name="T4"> </text:span><text:span text:style-name="T4">a</text:span><text:span text:style-name="T4"> </text:span><text:span text:style-name="T4">primeira</text:span><text:span text:style-name="T4"> </text:span><text:span text:style-name="T4">versão</text:span><text:span text:style-name="T4">.</text:span></text:p>
          </table:table-cell>
          <table:table-cell table:style-name="Tabela1.A1" office:value-type="string">
            <text:p text:style-name="P7"><text:span text:style-name="T4">Guilherme</text:span><text:span text:style-name="T4"> </text:span><text:span text:style-name="T4">Alves</text:span>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</table:table>
      <text:p text:style-name="P2"/>
      <text:p text:style-name="P11"><text:bookmark text:name="h.30j0zll"/><text:span text:style-name="T1">Plan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e</text:span><text:span text:style-name="T1"> </text:span><text:span text:style-name="T1">Configuração</text:span><text:span text:style-name="T1"> </text:span></text:p>
      <text:h text:style-name="P31" text:outline-level="10"><text:bookmark text:name="h.1fob9te"/>1. Introdução</text:h>
      <text:h text:style-name="P33" text:outline-level="10"><text:bookmark text:name="h.otlaqrdtbuxx"/>1.1 Finalidade</text:h>
      <text:p text:style-name="P13"><text:span text:style-name="T7">A</text:span><text:span text:style-name="T7"> </text:span><text:span text:style-name="T7">finalidade</text:span><text:span text:style-name="T7"> </text:span><text:span text:style-name="T7">do</text:span><text:span text:style-name="T7"> </text:span><text:span text:style-name="T7">plano</text:span><text:span text:style-name="T7"> </text:span><text:span text:style-name="T7">é</text:span><text:span text:style-name="T7"> </text:span><text:span text:style-name="T7">projetar</text:span><text:span text:style-name="T7"> </text:span><text:span text:style-name="T7">um</text:span><text:span text:style-name="T7"> </text:span><text:span text:style-name="T7">padrão</text:span><text:span text:style-name="T7"> </text:span><text:span text:style-name="T7">a</text:span><text:span text:style-name="T7"> </text:span><text:span text:style-name="T7">ser</text:span><text:span text:style-name="T7"> </text:span><text:span text:style-name="T7">utilizado</text:span><text:span text:style-name="T7"> </text:span><text:span text:style-name="T7">pela</text:span><text:span text:style-name="T7"> </text:span><text:span text:style-name="T7">equipe</text:span><text:span text:style-name="T7"> </text:span><text:span text:style-name="T7">para</text:span><text:span text:style-name="T7"> </text:span><text:span text:style-name="T7">aumentar</text:span><text:span text:style-name="T7"> </text:span><text:span text:style-name="T7">o</text:span><text:span text:style-name="T7"> </text:span><text:span text:style-name="T7">controle</text:span><text:span text:style-name="T7"> </text:span><text:span text:style-name="T7">do</text:span><text:span text:style-name="T7"> </text:span><text:span text:style-name="T7">produto</text:span><text:span text:style-name="T7"> </text:span><text:span text:style-name="T7">durante</text:span><text:span text:style-name="T7"> </text:span><text:span text:style-name="T7">o</text:span><text:span text:style-name="T7"> </text:span><text:span text:style-name="T7">ciclo</text:span><text:span text:style-name="T7"> </text:span><text:span text:style-name="T7">de</text:span><text:span text:style-name="T7"> </text:span><text:span text:style-name="T7">vida</text:span><text:span text:style-name="T7"> </text:span><text:span text:style-name="T7">do</text:span><text:span text:style-name="T7"> </text:span><text:span text:style-name="T7">software</text:span><text:span text:style-name="T7">.</text:span></text:p>
      <text:p text:style-name="P12"/>
      <text:h text:style-name="P33" text:outline-level="10"><text:bookmark text:name="h.epo8uvb36xld"/>1.2 Escopo</text:h>
      <text:p text:style-name="P13"><text:span text:style-name="T7">Este</text:span><text:span text:style-name="T7"> </text:span><text:span text:style-name="T7">documento</text:span><text:span text:style-name="T7"> </text:span><text:span text:style-name="T7">define</text:span><text:span text:style-name="T7"> </text:span><text:span text:style-name="T7">o</text:span><text:span text:style-name="T7"> </text:span><text:span text:style-name="T7">plano</text:span><text:span text:style-name="T7"> </text:span><text:span text:style-name="T7">de</text:span><text:span text:style-name="T7"> </text:span><text:span text:style-name="T7">gerenciamento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para</text:span><text:span text:style-name="T7"> </text:span><text:span text:style-name="T7">atuar</text:span><text:span text:style-name="T7"> </text:span><text:span text:style-name="T7">no</text:span><text:span text:style-name="T7"> </text:span><text:span text:style-name="T7">sistema</text:span><text:span text:style-name="T7"> </text:span><text:span text:style-name="T7">SVRI</text:span><text:span text:style-name="T7"> – </text:span><text:span text:style-name="T7">Sistema</text:span><text:span text:style-name="T7"> </text:span><text:span text:style-name="T7">de</text:span><text:span text:style-name="T7"> </text:span><text:span text:style-name="T7">Vendas</text:span><text:span text:style-name="T7"> </text:span><text:span text:style-name="T7">e</text:span><text:span text:style-name="T7"> </text:span><text:span text:style-name="T7">Reservas</text:span><text:span text:style-name="T7"> </text:span><text:span text:style-name="T7">de</text:span><text:span text:style-name="T7"> </text:span><text:span text:style-name="T7">Ingressos</text:span><text:span text:style-name="T7">, </text:span><text:span text:style-name="T7">que</text:span><text:span text:style-name="T7"> </text:span><text:span text:style-name="T7">faz</text:span><text:span text:style-name="T7"> </text:span><text:span text:style-name="T7">parte</text:span><text:span text:style-name="T7"> </text:span><text:span text:style-name="T7">do</text:span><text:span text:style-name="T7"> </text:span><text:span text:style-name="T7">projeto</text:span><text:span text:style-name="T7"> </text:span><text:span text:style-name="T7">integrador</text:span><text:span text:style-name="T7"> </text:span><text:span text:style-name="T7">das</text:span><text:span text:style-name="T7"> </text:span><text:span text:style-name="T7">disciplinas</text:span><text:span text:style-name="T7"> </text:span><text:span text:style-name="T7">de</text:span><text:span text:style-name="T7"> </text:span><text:span text:style-name="T7">quinto</text:span><text:span text:style-name="T7"> </text:span><text:span text:style-name="T7">período</text:span><text:span text:style-name="T7"> </text:span><text:span text:style-name="T7">do</text:span><text:span text:style-name="T7"> </text:span><text:span text:style-name="T7">curso</text:span><text:span text:style-name="T7"> </text:span><text:span text:style-name="T7">de</text:span><text:span text:style-name="T7"> </text:span><text:span text:style-name="T7">Engenharia</text:span><text:span text:style-name="T7"> </text:span><text:span text:style-name="T7">de</text:span><text:span text:style-name="T7"> </text:span><text:span text:style-name="T7">Software</text:span><text:span text:style-name="T7">, </text:span><text:span text:style-name="T7">da</text:span><text:span text:style-name="T7"> </text:span><text:span text:style-name="T7">Universidade</text:span><text:span text:style-name="T7"> </text:span><text:span text:style-name="T7">Federal</text:span><text:span text:style-name="T7"> </text:span><text:span text:style-name="T7">de</text:span><text:span text:style-name="T7"> </text:span><text:span text:style-name="T7">Goiás</text:span><text:span text:style-name="T7">.</text:span></text:p>
      <text:p text:style-name="P13"><text:span text:style-name="T7">Este</text:span><text:span text:style-name="T7"> </text:span><text:span text:style-name="T7">documento</text:span><text:span text:style-name="T7"> </text:span><text:span text:style-name="T7">contém</text:span><text:span text:style-name="T7"> </text:span><text:span text:style-name="T7">um</text:span><text:span text:style-name="T7"> </text:span><text:span text:style-name="T7">detalhamento</text:span><text:span text:style-name="T7"> </text:span><text:span text:style-name="T7">dos</text:span><text:span text:style-name="T7"> </text:span><text:span text:style-name="T7">recursos</text:span><text:span text:style-name="T7"> </text:span><text:span text:style-name="T7">utilizados</text:span><text:span text:style-name="T7"> </text:span><text:span text:style-name="T7">de</text:span><text:span text:style-name="T7"> </text:span><text:span text:style-name="T7">ferramentas</text:span><text:span text:style-name="T7"> </text:span><text:span text:style-name="T7">e</text:span><text:span text:style-name="T7"> </text:span><text:span text:style-name="T7">pessoas</text:span><text:span text:style-name="T7"> </text:span><text:span text:style-name="T7">que</text:span><text:span text:style-name="T7"> </text:span><text:span text:style-name="T7">atuam</text:span><text:span text:style-name="T7"> </text:span><text:span text:style-name="T7">no</text:span><text:span text:style-name="T7"> </text:span><text:span text:style-name="T7">projeto</text:span><text:span text:style-name="T7">, </text:span><text:span text:style-name="T7">bem</text:span><text:span text:style-name="T7"> </text:span><text:span text:style-name="T7">como</text:span><text:span text:style-name="T7"> </text:span><text:span text:style-name="T7">suas</text:span><text:span text:style-name="T7"> </text:span><text:span text:style-name="T7">responsabilidades</text:span><text:span text:style-name="T7"> </text:span><text:span text:style-name="T7">sobre</text:span><text:span text:style-name="T7"> </text:span><text:span text:style-name="T7">a</text:span><text:span text:style-name="T7"> </text:span><text:span text:style-name="T7">configuração</text:span><text:span text:style-name="T7">.</text:span></text:p>
      <text:p text:style-name="P14"/>
      <text:h text:style-name="P34" text:outline-level="10"><text:bookmark text:name="h.e4jxj24bnmeo"/>1.3 Definições, Acrônimos e Abreviações</text:h>
      <text:p text:style-name="P2"><text:tab/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Termo</text:p>
          </table:table-cell>
          <table:table-cell table:style-name="Tabela2.A1" office:value-type="string">
            <text:p text:style-name="P26">Descrição</text:p>
          </table:table-cell>
        </table:table-row>
        <table:table-row>
          <table:table-cell table:style-name="Tabela2.A2" office:value-type="string">
            <text:p text:style-name="P27">SVRI</text:p>
          </table:table-cell>
          <table:table-cell table:style-name="Tabela2.A2" office:value-type="string">
            <text:p text:style-name="P9"><text:span text:style-name="T3">Sistema</text:span><text:span text:style-name="T3"> </text:span><text:span text:style-name="T3">de</text:span><text:span text:style-name="T3"> </text:span><text:span text:style-name="T3">Vendas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s</text:span><text:span text:style-name="T5"> </text:span></text:p>
          </table:table-cell>
        </table:table-row>
        <table:table-row>
          <table:table-cell table:style-name="Tabela2.A2" office:value-type="string">
            <text:p text:style-name="P28">EAP</text:p>
          </table:table-cell>
          <table:table-cell table:style-name="Tabela2.A2" office:value-type="string">
            <text:p text:style-name="P9"><text:span text:style-name="T4">Estrutura</text:span><text:span text:style-name="T4"> </text:span><text:span text:style-name="T4">Analítica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2.A2" office:value-type="string">
            <text:p text:style-name="P28">Baseline</text:p>
          </table:table-cell>
          <table:table-cell table:style-name="Tabela2.A2" office:value-type="string">
            <text:p text:style-name="P9"><text:span text:style-name="T4">Conjunto</text:span><text:span text:style-name="T4"> </text:span><text:span text:style-name="T4">de</text:span><text:span text:style-name="T4"> </text:span><text:span text:style-name="T4">artefatos</text:span><text:span text:style-name="T4"> </text:span><text:span text:style-name="T4">aprovados</text:span><text:span text:style-name="T4"> </text:span><text:span text:style-name="T4">agrupados</text:span><text:span text:style-name="T4"> </text:span><text:span text:style-name="T4">em</text:span><text:span text:style-name="T4"> </text:span><text:span text:style-name="T4">uma</text:span><text:span text:style-name="T4"> </text:span><text:span text:style-name="T4">determinada</text:span><text:span text:style-name="T4"> </text:span><text:span text:style-name="T4">versão</text:span><text:span text:style-name="T4"> </text:span><text:span text:style-name="T4">em</text:span><text:span text:style-name="T4"> </text:span><text:span text:style-name="T4">um</text:span><text:span text:style-name="T4"> </text:span><text:span text:style-name="T4">determinado</text:span><text:span text:style-name="T4"> </text:span><text:span text:style-name="T4">instante</text:span><text:span text:style-name="T4"> </text:span><text:span text:style-name="T4">de</text:span><text:span text:style-name="T4"> </text:span><text:span text:style-name="T4">tempo</text:span></text:p>
          </table:table-cell>
        </table:table-row>
        <table:table-row>
          <table:table-cell table:style-name="Tabela2.A2" office:value-type="string">
            <text:p text:style-name="P28">Release</text:p>
          </table:table-cell>
          <table:table-cell table:style-name="Tabela2.A2" office:value-type="string">
            <text:p text:style-name="P9"><text:span text:style-name="T4">Lançamento</text:span><text:span text:style-name="T4"> </text:span><text:span text:style-name="T4">de</text:span><text:span text:style-name="T4"> </text:span><text:span text:style-name="T4">uma</text:span><text:span text:style-name="T4"> </text:span><text:span text:style-name="T4">versão</text:span><text:span text:style-name="T4"> </text:span><text:span text:style-name="T4">executável</text:span><text:span text:style-name="T4"> </text:span><text:span text:style-name="T4">do</text:span><text:span text:style-name="T4"> </text:span><text:span text:style-name="T4">sistema</text:span><text:span text:style-name="T4">, </text:span><text:span text:style-name="T4">contendo</text:span><text:span text:style-name="T4"> </text:span><text:span text:style-name="T4">um</text:span><text:span text:style-name="T4"> </text:span><text:span text:style-name="T4">conjunto</text:span><text:span text:style-name="T4"> </text:span><text:span text:style-name="T4">de</text:span><text:span text:style-name="T4"> </text:span><text:span text:style-name="T4">funcionalidades</text:span></text:p>
          </table:table-cell>
        </table:table-row>
        <table:table-row>
          <table:table-cell table:style-name="Tabela2.A2" office:value-type="string">
            <text:p text:style-name="P28">GC</text:p>
          </table:table-cell>
          <table:table-cell table:style-name="Tabela2.A2" office:value-type="string">
            <text:p text:style-name="P9"><text:span text:style-name="T4">Gerência</text:span><text:span text:style-name="T4"> </text:span><text:span text:style-name="T4">de</text:span><text:span text:style-name="T4"> </text:span><text:span text:style-name="T4">Configuração</text:span></text:p>
          </table:table-cell>
        </table:table-row>
      </table:table>
      <text:p text:style-name="P15"/>
      <text:p text:style-name="P14"/>
      <text:h text:style-name="P31" text:outline-level="10"><text:bookmark text:name="h.vxnm76jlnb23"/>2. Ferramentas, Responsabilidades, Ambiente e Infra-estrutura de Configuração de Software</text:h>
      <text:p text:style-name="P17"><text:span text:style-name="T7">As ferramentas, responsabilidades, ambiente e infra-estrutura utilizados no projeto estão demarcados no Plano de Projeto na seção 5.</text:span></text:p>
      <text:p text:style-name="P17"><text:span text:style-name="T7">Mais</text:span><text:span text:style-name="T7"> </text:span><text:span text:style-name="T7">detalhadamente</text:span><text:span text:style-name="T7">, </text:span><text:span text:style-name="T7">teremos</text:span><text:span text:style-name="T7"> </text:span><text:span text:style-name="T7">as</text:span><text:span text:style-name="T7"> </text:span><text:span text:style-name="T7">versões</text:span><text:span text:style-name="T7"> </text:span><text:span text:style-name="T7">das</text:span><text:span text:style-name="T7"> </text:span><text:span text:style-name="T7">seguintes</text:span><text:span text:style-name="T7"> </text:span><text:span text:style-name="T7">ferramentas</text:span><text:span text:style-name="T7"> </text:span><text:span text:style-name="T7">que</text:span><text:span text:style-name="T7"> </text:span><text:span text:style-name="T7">serão</text:span><text:span text:style-name="T7"> </text:span><text:span text:style-name="T7">utilizadas</text:span><text:span text:style-name="T7">:</text:span></text:p>
      <text:p text:style-name="P18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29">Ferramenta</text:p>
          </table:table-cell>
          <table:table-cell table:style-name="Tabela3.A1" office:value-type="string">
            <text:p text:style-name="P29">Versão</text:p>
          </table:table-cell>
        </table:table-row>
        <table:table-row>
          <table:table-cell table:style-name="Tabela3.A2" office:value-type="string">
            <text:p text:style-name="P10"><text:span text:style-name="T6">Eclipse</text:span><text:span text:style-name="T6"> </text:span></text:p>
          </table:table-cell>
          <table:table-cell table:style-name="Tabela3.A2" office:value-type="string">
            <text:p text:style-name="P10"><text:span text:style-name="T6">Luna</text:span><text:span text:style-name="T6"> 4.4.2, </text:span><text:span text:style-name="T6">versão</text:span><text:span text:style-name="T6"> </text:span><text:span text:style-name="T6">JavaEE</text:span><text:span text:style-name="T6"> </text:span><text:span text:style-name="T6">Developers</text:span></text:p>
          </table:table-cell>
        </table:table-row>
        <table:table-row>
          <table:table-cell table:style-name="Tabela3.A2" office:value-type="string">
            <text:p text:style-name="P30">Java</text:p>
          </table:table-cell>
          <table:table-cell table:style-name="Tabela3.A2" office:value-type="string">
            <text:p text:style-name="P10"><text:span text:style-name="T6">SDK</text:span><text:span text:style-name="T6"> 8.0</text:span></text:p>
          </table:table-cell>
        </table:table-row>
        <table:table-row>
          <table:table-cell table:style-name="Tabela3.A2" office:value-type="string">
            <text:p text:style-name="P10"><text:span text:style-name="T6">Apache</text:span><text:span text:style-name="T6"> </text:span><text:span text:style-name="T6">Tomcat</text:span></text:p>
          </table:table-cell>
          <table:table-cell table:style-name="Tabela3.A2" office:value-type="string">
            <text:p text:style-name="P30">8.0.21</text:p>
          </table:table-cell>
        </table:table-row>
        <text:soft-page-break/>
        <table:table-row>
          <table:table-cell table:style-name="Tabela3.A2" office:value-type="string">
            <text:p text:style-name="P30">LibreOffice</text:p>
          </table:table-cell>
          <table:table-cell table:style-name="Tabela3.A2" office:value-type="string">
            <text:p text:style-name="P30">4.0.3.3</text:p>
          </table:table-cell>
        </table:table-row>
        <table:table-row>
          <table:table-cell table:style-name="Tabela3.A2" office:value-type="string">
            <text:p text:style-name="P30">Git</text:p>
          </table:table-cell>
          <table:table-cell table:style-name="Tabela3.A2" office:value-type="string">
            <text:p text:style-name="P10"><text:span text:style-name="T6">1.8.4.</text:span><text:span text:style-name="T6">mysgit</text:span><text:span text:style-name="T6">.0</text:span></text:p>
          </table:table-cell>
        </table:table-row>
        <table:table-row>
          <table:table-cell table:style-name="Tabela3.A2" office:value-type="string">
            <text:p text:style-name="P10"><text:span text:style-name="T6">Astah</text:span><text:span text:style-name="T6"> </text:span><text:span text:style-name="T6">Community</text:span></text:p>
          </table:table-cell>
          <table:table-cell table:style-name="Tabela3.A2" office:value-type="string">
            <text:p text:style-name="P30">6.9.0</text:p>
          </table:table-cell>
        </table:table-row>
        <table:table-row>
          <table:table-cell table:style-name="Tabela3.A2" office:value-type="string">
            <text:p text:style-name="P30">OpenOffice</text:p>
          </table:table-cell>
          <table:table-cell table:style-name="Tabela3.A2" office:value-type="string">
            <text:p text:style-name="P30">4.1.1</text:p>
          </table:table-cell>
        </table:table-row>
      </table:table>
      <text:p text:style-name="P17"><text:span text:style-name="T7">As</text:span><text:span text:style-name="T7"> </text:span><text:span text:style-name="T7">ferramentas</text:span><text:span text:style-name="T7"> </text:span><text:span text:style-name="T7">que</text:span><text:span text:style-name="T7"> </text:span><text:span text:style-name="T7">não</text:span><text:span text:style-name="T7"> </text:span><text:span text:style-name="T7">estão</text:span><text:span text:style-name="T7"> </text:span><text:span text:style-name="T7">referenciadas</text:span><text:span text:style-name="T7"> </text:span><text:span text:style-name="T7">neste</text:span><text:span text:style-name="T7"> </text:span><text:span text:style-name="T7">documento</text:span><text:span text:style-name="T7"> </text:span><text:span text:style-name="T7">são</text:span><text:span text:style-name="T7"> </text:span><text:span text:style-name="T7">as</text:span><text:span text:style-name="T7"> </text:span><text:span text:style-name="T7">utilizadas</text:span><text:span text:style-name="T7"> </text:span><text:span text:style-name="T7">por</text:span><text:span text:style-name="T7"> </text:span><text:span text:style-name="T7">via</text:span><text:span text:style-name="T7"> </text:span><text:span text:style-name="T7">Web</text:span><text:span text:style-name="T7">, </text:span><text:span text:style-name="T7">portanto</text:span><text:span text:style-name="T7"> </text:span><text:span text:style-name="T7">a</text:span><text:span text:style-name="T7"> </text:span><text:span text:style-name="T7">sua</text:span><text:span text:style-name="T7"> </text:span><text:span text:style-name="T7">versão</text:span><text:span text:style-name="T7"> </text:span><text:span text:style-name="T7">utilizada</text:span><text:span text:style-name="T7"> </text:span><text:span text:style-name="T7">sempre</text:span><text:span text:style-name="T7"> </text:span><text:span text:style-name="T7">será</text:span><text:span text:style-name="T7"> </text:span><text:span text:style-name="T7">a</text:span><text:span text:style-name="T7"> </text:span><text:span text:style-name="T7">última</text:span><text:span text:style-name="T7"> </text:span><text:span text:style-name="T7">disponível</text:span><text:span text:style-name="T7">, </text:span><text:span text:style-name="T7">como</text:span><text:span text:style-name="T7"> </text:span><text:span text:style-name="T7">é</text:span><text:span text:style-name="T7"> </text:span><text:span text:style-name="T7">o</text:span><text:span text:style-name="T7"> </text:span><text:span text:style-name="T7">caso</text:span><text:span text:style-name="T7"> </text:span><text:span text:style-name="T7">do</text:span><text:span text:style-name="T7"> </text:span><text:span text:style-name="T7">Google</text:span><text:span text:style-name="T7"> </text:span><text:span text:style-name="T7">Drive</text:span><text:span text:style-name="T7"> </text:span><text:span text:style-name="T7">e</text:span><text:span text:style-name="T7"> </text:span><text:span text:style-name="T7">Google</text:span><text:span text:style-name="T7"> </text:span><text:span text:style-name="T7">Docs</text:span><text:span text:style-name="T7">.</text:span></text:p>
      <text:p text:style-name="P18"/>
      <text:h text:style-name="P31" text:outline-level="10"><text:bookmark text:name="h.fgydamotjpn7"/>3. O Programa de Gerenciamento de Configuração</text:h>
      <text:p text:style-name="P2"/>
      <text:h text:style-name="P35" text:outline-level="10"><text:bookmark text:name="h.26in1rg"/>3.1 Identificação da Configuração</text:h>
      <text:h text:style-name="P37" text:outline-level="10"><text:bookmark text:name="h.c0jpebwnx4jq"/>3.1.1 Métodos de Identificação</text:h>
      <text:p text:style-name="P19"><text:span text:style-name="T7">Todos</text:span><text:span text:style-name="T7"> </text:span><text:span text:style-name="T7">os</text:span><text:span text:style-name="T7"> </text:span><text:span text:style-name="T7">artefatos</text:span><text:span text:style-name="T7"> </text:span><text:span text:style-name="T7">contidos</text:span><text:span text:style-name="T7"> </text:span><text:span text:style-name="T7">no</text:span><text:span text:style-name="T7"> </text:span><text:span text:style-name="T7">repositório</text:span><text:span text:style-name="T7"> </text:span><text:span text:style-name="T7">de</text:span><text:span text:style-name="T7"> </text:span><text:span text:style-name="T7">gerência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serão</text:span><text:span text:style-name="T7"> </text:span><text:span text:style-name="T7">nomeados</text:span><text:span text:style-name="T7"> </text:span><text:span text:style-name="T7">da</text:span><text:span text:style-name="T7"> </text:span><text:span text:style-name="T7">seguinte</text:span><text:span text:style-name="T7"> </text:span><text:span text:style-name="T7">maneira</text:span><text:span text:style-name="T7">: &lt;</text:span><text:span text:style-name="T7">nome</text:span><text:span text:style-name="T7">-</text:span><text:span text:style-name="T7">do</text:span><text:span text:style-name="T7">-</text:span><text:span text:style-name="T7">artefato</text:span><text:span text:style-name="T7">&gt;-&lt;</text:span><text:span text:style-name="T7">versão</text:span><text:span text:style-name="T7">&gt;.&lt;</text:span><text:span text:style-name="T7">extensão</text:span><text:span text:style-name="T7">&gt;</text:span></text:p>
      <text:p text:style-name="P19"><text:span text:style-name="T7">Por</text:span><text:span text:style-name="T7"> </text:span><text:span text:style-name="T7">exemplo</text:span><text:span text:style-name="T7">, </text:span><text:span text:style-name="T7">a</text:span><text:span text:style-name="T7"> </text:span><text:span text:style-name="T7">primeira</text:span><text:span text:style-name="T7"> </text:span><text:span text:style-name="T7">versão</text:span><text:span text:style-name="T7"> </text:span><text:span text:style-name="T7">de</text:span><text:span text:style-name="T7"> </text:span><text:span text:style-name="T7">um</text:span><text:span text:style-name="T7"> </text:span><text:span text:style-name="T7">documento</text:span><text:span text:style-name="T7"> </text:span><text:span text:style-name="T7">de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 </text:span><text:span text:style-name="T7">ficaria</text:span><text:span text:style-name="T7"> </text:span><text:span text:style-name="T7">como</text:span><text:span text:style-name="T7"> “</text:span><text:span text:style-name="T7">plano</text:span><text:span text:style-name="T7">-</text:span><text:span text:style-name="T7">de</text:span><text:span text:style-name="T7">-</text:span><text:span text:style-name="T7">projeto</text:span><text:span text:style-name="T7">-1.0.</text:span><text:span text:style-name="T7">doc</text:span><text:span text:style-name="T7">”, </text:span><text:span text:style-name="T7">sem</text:span><text:span text:style-name="T7"> </text:span><text:span text:style-name="T7">as</text:span><text:span text:style-name="T7"> </text:span><text:span text:style-name="T7">aspas</text:span><text:span text:style-name="T7">. </text:span><text:span text:style-name="T7">As</text:span><text:span text:style-name="T7"> </text:span><text:span text:style-name="T7">exceções</text:span><text:span text:style-name="T7"> </text:span><text:span text:style-name="T7">serão</text:span><text:span text:style-name="T7"> </text:span><text:span text:style-name="T7">no</text:span><text:span text:style-name="T7"> </text:span><text:span text:style-name="T7">caso</text:span><text:span text:style-name="T7"> </text:span><text:span text:style-name="T7">de</text:span><text:span text:style-name="T7"> </text:span><text:span text:style-name="T7">código</text:span><text:span text:style-name="T7"> </text:span><text:span text:style-name="T7">fonte</text:span><text:span text:style-name="T7">, </text:span><text:span text:style-name="T7">onde</text:span><text:span text:style-name="T7"> </text:span><text:span text:style-name="T7">apenas</text:span><text:span text:style-name="T7"> </text:span><text:span text:style-name="T7">o</text:span><text:span text:style-name="T7"> </text:span><text:span text:style-name="T7">executável</text:span><text:span text:style-name="T7"> </text:span><text:span text:style-name="T7">do</text:span><text:span text:style-name="T7"> </text:span><text:span text:style-name="T7">software</text:span><text:span text:style-name="T7"> </text:span><text:span text:style-name="T7">como</text:span><text:span text:style-name="T7"> </text:span><text:span text:style-name="T7">um</text:span><text:span text:style-name="T7"> </text:span><text:span text:style-name="T7">todo</text:span><text:span text:style-name="T7"> </text:span><text:span text:style-name="T7">teria</text:span><text:span text:style-name="T7"> </text:span><text:span text:style-name="T7">uma</text:span><text:span text:style-name="T7"> </text:span><text:span text:style-name="T7">identificação</text:span><text:span text:style-name="T7"> </text:span><text:span text:style-name="T7">de</text:span><text:span text:style-name="T7"> </text:span><text:span text:style-name="T7">versão</text:span><text:span text:style-name="T7"> </text:span><text:span text:style-name="T7">no</text:span><text:span text:style-name="T7"> </text:span><text:span text:style-name="T7">nome</text:span><text:span text:style-name="T7">, </text:span><text:span text:style-name="T7">seguindo</text:span><text:span text:style-name="T7"> </text:span><text:span text:style-name="T7">o</text:span><text:span text:style-name="T7"> </text:span><text:span text:style-name="T7">modelo</text:span><text:span text:style-name="T7"> </text:span><text:span text:style-name="T7">estabelecido</text:span><text:span text:style-name="T7">.</text:span></text:p>
      <text:p text:style-name="P19"><text:span text:style-name="T7">A</text:span><text:span text:style-name="T7"> </text:span><text:span text:style-name="T7">versão</text:span><text:span text:style-name="T7"> </text:span><text:span text:style-name="T7">contida</text:span><text:span text:style-name="T7"> </text:span><text:span text:style-name="T7">no</text:span><text:span text:style-name="T7"> </text:span><text:span text:style-name="T7">título</text:span><text:span text:style-name="T7"> </text:span><text:span text:style-name="T7">deve</text:span><text:span text:style-name="T7"> </text:span><text:span text:style-name="T7">corresponder</text:span><text:span text:style-name="T7"> </text:span><text:span text:style-name="T7">a</text:span><text:span text:style-name="T7"> </text:span><text:span text:style-name="T7">versão</text:span><text:span text:style-name="T7"> </text:span><text:span text:style-name="T7">determinada</text:span><text:span text:style-name="T7"> </text:span><text:span text:style-name="T7">dentro</text:span><text:span text:style-name="T7"> </text:span><text:span text:style-name="T7">do</text:span><text:span text:style-name="T7"> </text:span><text:span text:style-name="T7">artefato</text:span><text:span text:style-name="T7"> (</text:span><text:span text:style-name="T7">caso</text:span><text:span text:style-name="T7"> </text:span><text:span text:style-name="T7">possua</text:span><text:span text:style-name="T7"> </text:span><text:span text:style-name="T7">um</text:span><text:span text:style-name="T7"> </text:span><text:span text:style-name="T7">campo</text:span><text:span text:style-name="T7"> </text:span><text:span text:style-name="T7">de</text:span><text:span text:style-name="T7"> </text:span><text:span text:style-name="T7">versão</text:span><text:span text:style-name="T7">).</text:span></text:p>
      <text:p text:style-name="P16"/>
      <text:h text:style-name="P37" text:outline-level="10"><text:bookmark text:name="h.itfj1icqw80h"/>3.1.2 Baselines do Projeto<text:tab/></text:h>
      <text:p text:style-name="P21"><text:span text:style-name="T7">Haverá</text:span><text:span text:style-name="T7"> </text:span><text:span text:style-name="T7">uma</text:span><text:span text:style-name="T7"> </text:span><text:span text:style-name="T7">baseline</text:span><text:span text:style-name="T7"> </text:span><text:span text:style-name="T7">inicial</text:span><text:span text:style-name="T7"> </text:span><text:span text:style-name="T7">de</text:span><text:span text:style-name="T7"> </text:span><text:span text:style-name="T7">projeto</text:span><text:span text:style-name="T7"> </text:span><text:span text:style-name="T7">contendo</text:span><text:span text:style-name="T7"> </text:span><text:span text:style-name="T7">a</text:span><text:span text:style-name="T7"> </text:span><text:span text:style-name="T7">Especificação</text:span><text:span text:style-name="T7"> </text:span><text:span text:style-name="T7">de</text:span><text:span text:style-name="T7"> </text:span><text:span text:style-name="T7">Objetivos</text:span><text:span text:style-name="T7"> </text:span><text:span text:style-name="T7">e</text:span><text:span text:style-name="T7"> </text:span><text:span text:style-name="T7">Requisitos</text:span><text:span text:style-name="T7"> </text:span><text:span text:style-name="T7">aprovada</text:span><text:span text:style-name="T7"> </text:span><text:span text:style-name="T7">para</text:span><text:span text:style-name="T7"> </text:span><text:span text:style-name="T7">o</text:span><text:span text:style-name="T7"> </text:span><text:span text:style-name="T7">projeto</text:span><text:span text:style-name="T7">. </text:span><text:span text:style-name="T7">As</text:span><text:span text:style-name="T7"> </text:span><text:span text:style-name="T7">demais</text:span><text:span text:style-name="T7"> </text:span><text:span text:style-name="T7">baselines</text:span><text:span text:style-name="T7"> </text:span><text:span text:style-name="T7">ocorrerão</text:span><text:span text:style-name="T7"> </text:span><text:span text:style-name="T7">a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sprint</text:span><text:span text:style-name="T7">. </text:span><text:span text:style-name="T7">Os</text:span><text:span text:style-name="T7"> </text:span><text:span text:style-name="T7">Itens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que</text:span><text:span text:style-name="T7"> </text:span><text:span text:style-name="T7">serão</text:span><text:span text:style-name="T7"> </text:span><text:span text:style-name="T7">lançados</text:span><text:span text:style-name="T7"> </text:span><text:span text:style-name="T7">n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sprint</text:span><text:span text:style-name="T7"> </text:span><text:span text:style-name="T7">seguindo</text:span><text:span text:style-name="T7"> </text:span><text:span text:style-name="T7">o</text:span><text:span text:style-name="T7"> </text:span><text:span text:style-name="T7">cronograma</text:span><text:span text:style-name="T7"> </text:span><text:span text:style-name="T7">do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 </text:span><text:span text:style-name="T7">estarão</text:span><text:span text:style-name="T7"> </text:span><text:span text:style-name="T7">especificados</text:span><text:span text:style-name="T7"> </text:span><text:span text:style-name="T7">no</text:span><text:span text:style-name="T7"> </text:span><text:span text:style-name="T7">documento</text:span><text:span text:style-name="T7"> </text:span><text:span text:style-name="T7">EAP</text:span><text:span text:style-name="T7"> </text:span><text:span text:style-name="T7">que</text:span><text:span text:style-name="T7"> </text:span><text:span text:style-name="T7">está</text:span><text:span text:style-name="T7"> </text:span><text:span text:style-name="T7">contido</text:span><text:span text:style-name="T7"> </text:span><text:span text:style-name="T7">no</text:span><text:span text:style-name="T7"> </text:span><text:span text:style-name="T7">Plano</text:span><text:span text:style-name="T7"> </text:span><text:span text:style-name="T7">de</text:span><text:span text:style-name="T7"> </text:span><text:span text:style-name="T7">Projeto</text:span><text:span text:style-name="T7">, </text:span><text:span text:style-name="T7">incluindo</text:span><text:span text:style-name="T7"> </text:span><text:span text:style-name="T7">executáveis</text:span><text:span text:style-name="T7"> </text:span><text:span text:style-name="T7">do</text:span><text:span text:style-name="T7"> </text:span><text:span text:style-name="T7">software</text:span><text:span text:style-name="T7"> </text:span><text:span text:style-name="T7">relacionado</text:span><text:span text:style-name="T7">.</text:span></text:p>
      <text:h text:style-name="P36" text:outline-level="10"><text:bookmark text:name="h.1ksv4uv"/>3.2 Controle de Configuração e Mudança</text:h>
      <text:h text:style-name="P37" text:outline-level="10"><text:bookmark text:name="h.6hhxmbs8ssdr"/>3.2.1 Processamento e Aprovação de Solicitações de Mudança</text:h>
      <text:p text:style-name="P19"><text:span text:style-name="T7">O processo de Configuração e Mudança será feito de acordo com o definido no Processo de Manutenção.</text:span></text:p>
      <text:p text:style-name="P2"/>
      <text:h text:style-name="P38" text:outline-level="10"><text:bookmark text:name="h.cg9yo571k5yo"/>3.2.2 Comitê de Controle de Mudança (CCB)</text:h>
      <text:p text:style-name="P19"><text:span text:style-name="T7">O</text:span><text:span text:style-name="T7"> </text:span><text:span text:style-name="T7">comitê</text:span><text:span text:style-name="T7"> </text:span><text:span text:style-name="T7">será</text:span><text:span text:style-name="T7"> </text:span><text:span text:style-name="T7">formado</text:span><text:span text:style-name="T7"> </text:span><text:span text:style-name="T7">segundo</text:span><text:span text:style-name="T7"> </text:span><text:span text:style-name="T7">o</text:span><text:span text:style-name="T7"> </text:span><text:span text:style-name="T7">Processo</text:span><text:span text:style-name="T7"> </text:span><text:span text:style-name="T7">de</text:span><text:span text:style-name="T7"> </text:span><text:span text:style-name="T7">Manutenção</text:span><text:span text:style-name="T7">, </text:span><text:span text:style-name="T7">sendo</text:span><text:span text:style-name="T7"> </text:span><text:span text:style-name="T7">que</text:span><text:span text:style-name="T7"> </text:span><text:span text:style-name="T7">o</text:span><text:span text:style-name="T7"> </text:span><text:span text:style-name="T7">comitê</text:span><text:span text:style-name="T7"> </text:span><text:span text:style-name="T7">de</text:span><text:span text:style-name="T7"> </text:span><text:span text:style-name="T7">cada</text:span><text:span text:style-name="T7"> </text:span><text:span text:style-name="T7">mudança</text:span><text:span text:style-name="T7"> </text:span><text:span text:style-name="T7">será</text:span><text:span text:style-name="T7"> </text:span><text:span text:style-name="T7">formado</text:span><text:span text:style-name="T7"> </text:span><text:span text:style-name="T7">pelos</text:span><text:span text:style-name="T7"> </text:span><text:span text:style-name="T7">interessados</text:span><text:span text:style-name="T7"> </text:span><text:span text:style-name="T7">que</text:span><text:span text:style-name="T7"> </text:span><text:span text:style-name="T7">são</text:span><text:span text:style-name="T7"> </text:span><text:span text:style-name="T7">afetados</text:span><text:span text:style-name="T7"> </text:span><text:span text:style-name="T7">por</text:span><text:span text:style-name="T7"> </text:span><text:span text:style-name="T7">essa</text:span><text:span text:style-name="T7"> </text:span><text:span text:style-name="T7">mudança</text:span><text:span text:style-name="T7">.</text:span></text:p>
      <text:p text:style-name="P15"/>
      <text:h text:style-name="P36" text:outline-level="10"><text:bookmark text:name="h.z337ya"/><text:soft-page-break/>3.3 Estimativa do Status de Configuração</text:h>
      <text:h text:style-name="P37" text:outline-level="10"><text:bookmark text:name="h.yt8l4w7y5mre"/>3.3.1 Processo de Armazenamento de Mídia e Liberação do Projeto</text:h>
      <text:p text:style-name="P19"><text:span text:style-name="T7">O</text:span><text:span text:style-name="T7"> </text:span><text:span text:style-name="T7">Projeto</text:span><text:span text:style-name="T7"> </text:span><text:span text:style-name="T7">e</text:span><text:span text:style-name="T7"> </text:span><text:span text:style-name="T7">seus</text:span><text:span text:style-name="T7"> </text:span><text:span text:style-name="T7">backups</text:span><text:span text:style-name="T7"> </text:span><text:span text:style-name="T7">serão</text:span><text:span text:style-name="T7"> </text:span><text:span text:style-name="T7">mantidos</text:span><text:span text:style-name="T7"> </text:span><text:span text:style-name="T7">nos</text:span><text:span text:style-name="T7"> </text:span><text:span text:style-name="T7">repositórios</text:span><text:span text:style-name="T7"> </text:span><text:span text:style-name="T7">do</text:span><text:span text:style-name="T7"> </text:span><text:span text:style-name="T7">GitHub</text:span><text:span text:style-name="T7"> </text:span><text:span text:style-name="T7">e</text:span><text:span text:style-name="T7"> </text:span><text:span text:style-name="T7">armazenados</text:span><text:span text:style-name="T7"> </text:span><text:span text:style-name="T7">em</text:span><text:span text:style-name="T7"> </text:span><text:span text:style-name="T7">disco</text:span><text:span text:style-name="T7"> </text:span><text:span text:style-name="T7">rígido</text:span><text:span text:style-name="T7"> </text:span><text:span text:style-name="T7">do</text:span><text:span text:style-name="T7"> </text:span><text:span text:style-name="T7">gerente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no</text:span><text:span text:style-name="T7"> </text:span><text:span text:style-name="T7">final</text:span><text:span text:style-name="T7"> </text:span><text:span text:style-name="T7">de</text:span><text:span text:style-name="T7"> </text:span><text:span text:style-name="T7">cada</text:span><text:span text:style-name="T7"> </text:span><text:span text:style-name="T7">baseline</text:span><text:span text:style-name="T7">.</text:span></text:p>
      <text:p text:style-name="P19"><text:span text:style-name="T7">Os</text:span><text:span text:style-name="T7"> </text:span><text:span text:style-name="T7">Itens</text:span><text:span text:style-name="T7"> </text:span><text:span text:style-name="T7">de</text:span><text:span text:style-name="T7"> </text:span><text:span text:style-name="T7">Configuração</text:span><text:span text:style-name="T7"> </text:span><text:span text:style-name="T7">estarão</text:span><text:span text:style-name="T7"> </text:span><text:span text:style-name="T7">organizados</text:span><text:span text:style-name="T7"> </text:span><text:span text:style-name="T7">na</text:span><text:span text:style-name="T7"> </text:span><text:span text:style-name="T7">pasta</text:span><text:span text:style-name="T7"> </text:span><text:span text:style-name="T7">trunk</text:span><text:span text:style-name="T7"> </text:span><text:span text:style-name="T7">segundo</text:span><text:span text:style-name="T7"> </text:span><text:span text:style-name="T7">a</text:span><text:span text:style-name="T7"> </text:span><text:span text:style-name="T7">hierarquia</text:span><text:span text:style-name="T7"> </text:span><text:span text:style-name="T7">de</text:span><text:span text:style-name="T7"> </text:span><text:span text:style-name="T7">pastas</text:span><text:span text:style-name="T7"> </text:span><text:span text:style-name="T7">abaixo</text:span><text:span text:style-name="T7">:</text:span></text:p>
      <text:p text:style-name="P20"/>
      <text:p text:style-name="P19"><text:span text:style-name="T7">1-</text:span><text:span text:style-name="T7">Gerência</text:span></text:p>
      <text:p text:style-name="P19"><text:span text:style-name="T7"><text:tab/>1.01-</text:span><text:span text:style-name="T7">Cronograma</text:span><text:span text:style-name="T7"> </text:span><text:span text:style-name="T7">e</text:span><text:span text:style-name="T7"> </text:span><text:span text:style-name="T7">Atas</text:span><text:span text:style-name="T7"> </text:span><text:span text:style-name="T7">de</text:span><text:span text:style-name="T7"> </text:span><text:span text:style-name="T7">Reunião</text:span></text:p>
      <text:p text:style-name="P19"><text:span text:style-name="T7"><text:tab/>1.02-</text:span><text:span text:style-name="T7">Arquitetura</text:span><text:span text:style-name="T7"> </text:span><text:span text:style-name="T7">de</text:span><text:span text:style-name="T7"> </text:span><text:span text:style-name="T7">Software</text:span></text:p>
      <text:p text:style-name="P19"><text:span text:style-name="T7"><text:tab/>1.03-</text:span><text:span text:style-name="T7">Gerência</text:span><text:span text:style-name="T7"> </text:span><text:span text:style-name="T7">de</text:span><text:span text:style-name="T7"> </text:span><text:span text:style-name="T7">Projeto</text:span><text:span text:style-name="T7"> </text:span><text:span text:style-name="T7">de</text:span><text:span text:style-name="T7"> </text:span><text:span text:style-name="T7">Sofware</text:span></text:p>
      <text:p text:style-name="P19"><text:span text:style-name="T7"><text:tab/>1.04-</text:span><text:span text:style-name="T7">Manutenção</text:span><text:span text:style-name="T7"> </text:span><text:span text:style-name="T7">de</text:span><text:span text:style-name="T7"> </text:span><text:span text:style-name="T7">Software</text:span></text:p>
      <text:p text:style-name="P19"><text:span text:style-name="T7"><text:tab/>1.05-</text:span><text:span text:style-name="T7">Qualidade</text:span><text:span text:style-name="T7"> </text:span><text:span text:style-name="T7">de</text:span><text:span text:style-name="T7"> </text:span><text:span text:style-name="T7">Software</text:span><text:span text:style-name="T7"> </text:span></text:p>
      <text:p text:style-name="P19"><text:span text:style-name="T7"><text:tab/>1.06-</text:span><text:span text:style-name="T7">Verificação</text:span><text:span text:style-name="T7"> </text:span><text:span text:style-name="T7">e</text:span><text:span text:style-name="T7"> </text:span><text:span text:style-name="T7">Validação</text:span><text:span text:style-name="T7"> </text:span></text:p>
      <text:p text:style-name="P19"><text:span text:style-name="T7">2-</text:span><text:span text:style-name="T7">Projeto</text:span></text:p>
      <text:p text:style-name="P19"><text:span text:style-name="T7"><text:tab/>2.01-</text:span><text:span text:style-name="T7">Requisitos</text:span></text:p>
      <text:p text:style-name="P19"><text:span text:style-name="T7"><text:tab/><text:tab/>2.01.01 - </text:span><text:span text:style-name="T7">Matriz</text:span><text:span text:style-name="T7"> </text:span><text:span text:style-name="T7">de</text:span><text:span text:style-name="T7"> </text:span><text:span text:style-name="T7">Rastreabilidade</text:span></text:p>
      <text:p text:style-name="P19"><text:span text:style-name="T7"><text:tab/>2.02-</text:span><text:span text:style-name="T7">Diagramas</text:span></text:p>
      <text:p text:style-name="P19"><text:span text:style-name="T7"><text:tab/><text:tab/>2.02.01-</text:span><text:span text:style-name="T7">Diagramas</text:span><text:span text:style-name="T7"> </text:span><text:span text:style-name="T7">de</text:span><text:span text:style-name="T7"> </text:span><text:span text:style-name="T7">Caso</text:span><text:span text:style-name="T7"> </text:span><text:span text:style-name="T7">de</text:span><text:span text:style-name="T7"> </text:span><text:span text:style-name="T7">Uso</text:span></text:p>
      <text:p text:style-name="P19"><text:span text:style-name="T7"><text:tab/><text:tab/>2.02.02-</text:span><text:span text:style-name="T7">Diagramas</text:span><text:span text:style-name="T7"> </text:span><text:span text:style-name="T7">de</text:span><text:span text:style-name="T7"> </text:span><text:span text:style-name="T7">Classes</text:span></text:p>
      <text:p text:style-name="P19"><text:span text:style-name="T7"><text:tab/>2.03-</text:span><text:span text:style-name="T7">Código</text:span><text:span text:style-name="T7">-</text:span><text:span text:style-name="T7">Fonte</text:span></text:p>
      <text:p text:style-name="P19"><text:span text:style-name="T7"><text:tab/>2.04-</text:span><text:span text:style-name="T7">Implantação</text:span><text:span text:style-name="T7"> </text:span></text:p>
      <text:p text:style-name="P19"><text:span text:style-name="T7">3-</text:span><text:span text:style-name="T7">Diversos</text:span></text:p>
      <text:p text:style-name="P19"><text:span text:style-name="T7"><text:tab/>3.01-</text:span><text:span text:style-name="T7">Bibliografia</text:span></text:p>
      <text:p text:style-name="P19"><text:span text:style-name="T7"><text:tab/>3.02-</text:span><text:span text:style-name="T7">Apresentações</text:span></text:p>
      <text:p text:style-name="P20"/>
      <text:h text:style-name="P37" text:outline-level="10"><text:bookmark text:name="h.1y810tw"/>3.3.2 Relatórios e Auditorias </text:h>
      <text:h text:style-name="P32" text:outline-level="10"><text:bookmark text:name="h.somxlpol8ff9"/><text:span text:style-name="T9">Os</text:span><text:span text:style-name="T9"> </text:span><text:span text:style-name="T9">Relatórios</text:span><text:span text:style-name="T9"> </text:span><text:span text:style-name="T9">e</text:span><text:span text:style-name="T9"> </text:span><text:span text:style-name="T9">Auditorias</text:span><text:span text:style-name="T9"> </text:span><text:span text:style-name="T9">serão</text:span><text:span text:style-name="T9"> </text:span><text:span text:style-name="T9">feitos</text:span><text:span text:style-name="T9"> </text:span><text:span text:style-name="T9">pela</text:span><text:span text:style-name="T9"> </text:span><text:span text:style-name="T9">Garant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para</text:span><text:span text:style-name="T9"> </text:span><text:span text:style-name="T9">garantir</text:span><text:span text:style-name="T9"> </text:span><text:span text:style-name="T9">a</text:span><text:span text:style-name="T9"> </text:span><text:span text:style-name="T9">qualidade</text:span><text:span text:style-name="T9"> </text:span><text:span text:style-name="T9">da</text:span><text:span text:style-name="T9"> </text:span><text:span text:style-name="T9">Gerência</text:span><text:span text:style-name="T9"> </text:span><text:span text:style-name="T9">de</text:span><text:span text:style-name="T9"> </text:span><text:span text:style-name="T9">Configuração</text:span><text:span text:style-name="T9">, </text:span><text:span text:style-name="T9">e</text:span><text:span text:style-name="T9"> </text:span><text:span text:style-name="T9">as</text:span><text:span text:style-name="T9"> </text:span><text:span text:style-name="T9">suas</text:span><text:span text:style-name="T9"> </text:span><text:span text:style-name="T9">auditorias</text:span><text:span text:style-name="T9"> </text:span><text:span text:style-name="T9">também</text:span><text:span text:style-name="T9">.</text:span></text:h>
      <text:h text:style-name="P31" text:outline-level="10"><text:bookmark text:name="h.e5vj58lw0oct"/>4. Marcos</text:h>
      <text:p text:style-name="P17"><text:span text:style-name="T7">Os marcos do projeto estão descritos na seção 4.2 do plano de projeto. O plano de GCS deve ser atualizado antes do início do próximo sprint do projeto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fo:color="#000000" style:font-name="Times New Roman" fo:font-size="36pt" fo:font-weight="bold" style:font-name-asian="Times New Roman" style:font-size-asian="36pt" style:font-weight-asian="bold" style:font-name-complex="Times New Roman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left="1.27cm" fo:margin-right="0cm" fo:margin-top="0.212cm" fo:margin-bottom="0.106cm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Heading_20_2" style:display-name="Heading 2" style:family="paragraph" style:parent-style-name="Standard" style:class="text">
      <style:paragraph-properties fo:margin-left="1.27cm" fo:margin-right="0cm" fo:margin-top="0.212cm" fo:margin-bottom="0.106cm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Heading_20_3" style:display-name="Heading 3" style:family="paragraph" style:parent-style-name="Standard" style:class="text">
      <style:paragraph-properties fo:margin-left="1.27cm" fo:margin-right="0cm" fo:margin-top="0.212cm" fo:margin-bottom="0.106cm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Heading_20_4" style:display-name="Heading 4" style:family="paragraph" style:parent-style-name="Standard" style:class="text">
      <style:paragraph-properties fo:margin-left="1.27cm" fo:margin-right="0cm" fo:margin-top="0.212cm" fo:margin-bottom="0.106cm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Heading_20_5" style:display-name="Heading 5" style:family="paragraph" style:parent-style-name="Standard" style:class="text">
      <style:paragraph-properties fo:margin-left="5.08cm" fo:margin-right="0cm" fo:margin-top="0.423cm" fo:margin-bottom="0.106cm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left="5.08cm" fo:margin-right="0cm" fo:margin-top="0.423cm" fo:margin-bottom="0.106cm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size="11pt" fo:font-style="italic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.635cm" fo:margin-bottom="0.141cm" fo:line-height="100%" fo:keep-together="always" fo:break-before="auto" fo:break-after="auto" fo:keep-with-next="always" style:writing-mode="lr-tb"/>
      <style:text-properties fo:color="#666666" style:font-name="Georgia" fo:font-size="24pt" fo:font-style="italic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1.27cm" fo:line-height="100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aniel de Oliveira Vasconcelos</dc:creator>
    <meta:editing-cycles>2</meta:editing-cycles>
    <meta:document-statistic meta:table-count="3" meta:image-count="0" meta:object-count="0" meta:page-count="4" meta:paragraph-count="93" meta:word-count="677" meta:character-count="4535"/>
    <dc:date>2015-05-05T00:05:07.70</dc:date>
    <meta:editing-duration>PT1M33S</meta:editing-duration>
  </office:meta>
</office:document-meta>
</file>